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2">Naziv projekta: Labirint</text:span></text:p>
      <text:p text:style-name="P1"><text:span text:style-name="T2">Sudionici u projektu:<text:line-break/>Jurica Mileti</text:span><text:span text:style-name="T3">ć, Milka Miličević, Roko Kokan, Gabrijela Pirija, Luka Seničić</text:span></text:p>
      <text:p text:style-name="P1"><text:span text:style-name="T4">Opis projekta: Realizirat<text:s/></text:span><text:span text:style-name="T5">ćemo igru Labirint u Unityu za Oculus Rift. Radi se o 3D igri za jednog igrača u kojoj uz igrača imamo još simulirani labirint sa ulazom i izlazom te neki predmet unutar labirinta. Cilj igre je pokupiti taj predmet unutar labirinta te pronaći izlaz iz labirinta. </text:span></text:p>
      <text:p text:style-name="P1"><text:span text:style-name="T6">Potrebna oprema: Ra</text:span><text:span text:style-name="T7">čunalo sa Windows 10 operativnim sustavom.</text:span><text:span text:style-name="T8"/></text:p>
      <text:p text:style-name="P1"><text:span text:style-name="T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